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14c8b4" style:font-weight-asian="normal" style:font-weight-complex="normal"/>
    </style:style>
    <style:style style:name="P4" style:family="paragraph" style:parent-style-name="Standard">
      <style:text-properties fo:font-weight="bold" officeooo:rsid="0014c8b4" officeooo:paragraph-rsid="0014c8b4" style:font-weight-asian="bold" style:font-weight-complex="bold"/>
    </style:style>
    <style:style style:name="T1" style:family="text">
      <style:text-properties officeooo:rsid="00106f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mplete <text:span text:style-name="T1">F</text:span>older <text:span text:style-name="T1">S</text:span>tructure </text:p>
      <text:p text:style-name="P1"/>
      <text:p text:style-name="P2">cd ~/catkin_ws/src</text:p>
      <text:p text:style-name="P2">mkdir -p lab2/{config,scenarios,src/utils,docs,media,resources,launch,data}</text:p>
      <text:p text:style-name="P2">touch lab2/README.md<text:line-break/><text:line-break/>catkin_ws/</text:p>
      <text:p text:style-name="P2">└── src/</text:p>
      <text:p text:style-name="P2"><text:s text:c="4"/>└── lab2/</text:p>
      <text:p text:style-name="P2"><text:s text:c="8"/>├── config/ <text:s text:c="7"/># For YAML/params/config files</text:p>
      <text:p text:style-name="P2"><text:s text:c="8"/>├── scenarios/ <text:s text:c="4"/># For custom test environments or map setups</text:p>
      <text:p text:style-name="P2"><text:s text:c="8"/>├── src/</text:p>
      <text:p text:style-name="P2"><text:s text:c="8"/>│ <text:s text:c="2"/>└── utils/ <text:s text:c="4"/># Helper scripts/modules for localization</text:p>
      <text:p text:style-name="P2"><text:s text:c="8"/>├── docs/ <text:s text:c="9"/># Markdown or PDF documentation</text:p>
      <text:p text:style-name="P2"><text:s text:c="8"/>├── media/ <text:s text:c="8"/># Screenshots, plots, diagrams</text:p>
      <text:p text:style-name="P2"><text:s text:c="8"/>├── resources/ <text:s text:c="4"/># External files like CSVs, meshes, etc.</text:p>
      <text:p text:style-name="P2"><text:s text:c="8"/>├── launch/ <text:s text:c="7"/># ROS launch files (.launch)</text:p>
      <text:p text:style-name="P2"><text:s text:c="8"/>├── data/ <text:s text:c="9"/># Collected logs, bag files, etc.</text:p>
      <text:p text:style-name="P2"><text:s text:c="8"/>└── README.md <text:s text:c="5"/># Project overview and usage instructions</text:p>
      <text:p text:style-name="P2"/>
      <text:p text:style-name="P2"/>
      <text:p text:style-name="P2">/src</text:p>
      <text:p text:style-name="P2">├── laser_scan_to_point_cloud_node.py</text:p>
      <text:p text:style-name="P2">├── main_node.py</text:p>
      <text:p text:style-name="P2">└── utils_script/</text:p>
      <text:p text:style-name="P2"><text:s text:c="4"/>├── ekf_pose_slam.py</text:p>
      <text:p text:style-name="P2"><text:s text:c="4"/>├── helper.py</text:p>
      <text:p text:style-name="P2"><text:s text:c="4"/>├── icp.py</text:p>
      <text:p text:style-name="P2"><text:s text:c="4"/>└── pose.py</text:p>
      <text:p text:style-name="P2"/>
      <text:p text:style-name="P4">clean build</text:p>
      <text:p text:style-name="P3">cd ~/catkin_ws</text:p>
      <text:p text:style-name="P2">rm -rf build devel install</text:p>
      <text:p text:style-name="P2">catkin build</text:p>
      <text:p text:style-name="P2">source devel/setup.bash</text:p>
      <text:p text:style-name="P2">echo "source ~/catkin_ws/devel/setup.bash" &gt;&gt; ~/.bashr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5T18:45:21.468343870</meta:creation-date>
    <dc:date>2025-05-17T14:12:09.872978672</dc:date>
    <meta:editing-duration>PT2H17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19" meta:character-count="1034" meta:non-whitespace-character-count="784"/>
  </office:meta>
</office:document-meta>
</file>